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03cm" draw:shadow-offset-y="0.203cm" draw:shadow-color="#808080" draw:shadow-opacity="100%"/>
    </style:style>
    <style:style style:name="gr2" style:family="graphic" style:parent-style-name="standard">
      <style:graphic-properties draw:stroke="solid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03cm" draw:shadow-offset-y="0.203cm" draw:shadow-color="#808080" draw:shadow-opacity="100%" dr3d:backface-culling="enabled" dr3d:normals-kind="object" dr3d:normals-direction="inverse" dr3d:texture-filter="enabled" dr3d:diffuse-color="#00b8ff" dr3d:emissive-color="#000000" dr3d:specular-color="#ffffff" dr3d:shininess="15%" dr3d:shadow="hidden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P1" style:family="paragraph">
      <loext:graphic-properties draw:fill="none"/>
      <style:paragraph-properties fo:text-align="center"/>
      <style:text-properties style:font-name="Times New Roman"/>
    </style:style>
    <style:style style:name="P2" style:family="paragraph">
      <style:text-properties style:font-name="Times New Roman"/>
    </style:style>
    <style:style style:name="P3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name-asian="Arial1" style:font-style-asian="italic" style:font-name-complex="Arial1" style:font-style-complex="italic"/>
    </style:style>
    <style:style style:name="T3" style:family="text">
      <style:text-properties style:text-position="-33% 58%" fo:font-style="italic" style:font-name-asian="Arial1" style:font-style-asian="italic" style:font-name-complex="Arial1" style:font-style-complex="italic"/>
    </style:style>
    <style:style style:name="T4" style:family="text">
      <style:text-properties style:text-position="0% 100%" fo:font-style="italic" style:font-name-asian="Arial1" style:font-style-asian="italic" style:font-name-complex="Arial1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3d:scene draw:style-name="gr1" svg:width="9.032cm" svg:height="8.763cm" svg:x="2.54cm" svg:y="3.902cm" dr3d:transform="matrix (-0.448812723638716 -0.320215324291266 0.834283695866721 0.00557485865608503 0.932572507227793 0.360939662151217 -0.893608448959026 0.166645326522861 -0.416765251787056 0.121790645274411cm -0.0704570486403556cm 0.177725806102382cm)" dr3d:vrp="(0 0 16888.1428571429)" dr3d:vpn="(0 0 14297.1428571429)" dr3d:projection="parallel" dr3d:distance="2.591cm" dr3d:focal-length="10.008cm" dr3d:shadow-slant="1" dr3d:shade-mode="gouraud" dr3d:ambient-color="#eeeeee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2" draw:layer="layout"/>
          </dr3d:scene>
          <draw:line draw:style-name="gr3" draw:text-style-name="P1" draw:layer="layout" svg:x1="5.588cm" svg:y1="3.902cm" svg:x2="5.588cm" svg:y2="0.092cm">
            <text:p/>
          </draw:line>
          <draw:line draw:style-name="gr3" draw:text-style-name="P1" draw:layer="layout" svg:x1="2.54cm" svg:y1="11.622cm" svg:x2="0cm" svg:y2="13.4cm">
            <text:p/>
          </draw:line>
          <draw:line draw:style-name="gr3" draw:text-style-name="P1" draw:layer="layout" svg:x1="11.43cm" svg:y1="10.633cm" svg:x2="16.129cm" svg:y2="11.522cm">
            <text:p/>
          </draw:line>
          <draw:frame draw:style-name="gr4" draw:text-style-name="P3" draw:layer="layout" svg:width="0.82cm" svg:height="0.954cm" svg:x="0.069cm" svg:y="11.584cm">
            <draw:text-box>
              <text:p text:style-name="P2"><text:span text:style-name="T1">x</text:span></text:p>
            </draw:text-box>
          </draw:frame>
          <draw:frame draw:style-name="gr4" draw:text-style-name="P3" draw:layer="layout" svg:width="0.82cm" svg:height="0.954cm" svg:x="15.055cm" svg:y="10.06cm">
            <draw:text-box>
              <text:p text:style-name="P2"><text:span text:style-name="T1">y</text:span></text:p>
            </draw:text-box>
          </draw:frame>
          <draw:frame draw:style-name="gr5" draw:text-style-name="P3" draw:layer="layout" svg:width="0.82cm" svg:height="0.954cm" svg:x="4.391cm" svg:y="0cm">
            <draw:text-box>
              <text:p text:style-name="P2"><text:span text:style-name="T1">z</text:span></text:p>
            </draw:text-box>
          </draw:frame>
          <draw:frame draw:style-name="gr6" draw:text-style-name="P3" draw:layer="layout" svg:width="1.345cm" svg:height="1.657cm" svg:x="7.239cm" svg:y="2.245cm">
            <draw:text-box>
              <text:p text:style-name="P2"><text:span text:style-name="T2">σ</text:span><text:span text:style-name="T3">z</text:span></text:p>
            </draw:text-box>
          </draw:frame>
          <draw:line draw:style-name="gr3" draw:text-style-name="P1" draw:layer="layout" svg:x1="7.088cm" svg:y1="5.103cm" svg:x2="7.112cm" svg:y2="2.632cm">
            <text:p/>
          </draw:line>
          <draw:frame draw:style-name="gr6" draw:text-style-name="P3" draw:layer="layout" svg:width="1.345cm" svg:height="1.657cm" svg:x="11.557cm" svg:y="7.585cm">
            <draw:text-box>
              <text:p text:style-name="P2"><text:span text:style-name="T2">σ</text:span><text:span text:style-name="T3">y</text:span></text:p>
            </draw:text-box>
          </draw:frame>
          <draw:line draw:style-name="gr3" draw:text-style-name="P1" draw:layer="layout" svg:x1="10.13cm" svg:y1="8.365cm" svg:x2="12.954cm" svg:y2="8.855cm">
            <text:p/>
          </draw:line>
          <draw:frame draw:style-name="gr6" draw:text-style-name="P3" draw:layer="layout" svg:width="1.345cm" svg:height="1.657cm" svg:x="3.937cm" svg:y="9.744cm">
            <draw:text-box>
              <text:p text:style-name="P2"><text:span text:style-name="T2">σ</text:span><text:span text:style-name="T3">x</text:span></text:p>
            </draw:text-box>
          </draw:frame>
          <draw:line draw:style-name="gr3" draw:text-style-name="P1" draw:layer="layout" svg:x1="5.441cm" svg:y1="8.922cm" svg:x2="3.683cm" svg:y2="10.125cm">
            <text:p/>
          </draw:line>
          <draw:line draw:style-name="gr3" draw:text-style-name="P1" draw:layer="layout" svg:x1="5.425cm" svg:y1="10.004cm" svg:x2="5.449cm" svg:y2="7.533cm">
            <text:p/>
          </draw:line>
          <draw:line draw:style-name="gr3" draw:text-style-name="P1" draw:layer="layout" svg:x1="4.13cm" svg:y1="8.671cm" svg:x2="6.954cm" svg:y2="9.161cm">
            <text:p/>
          </draw:line>
          <draw:line draw:style-name="gr3" draw:text-style-name="P1" draw:layer="layout" svg:x1="7.642cm" svg:y1="4.722cm" svg:x2="5.884cm" svg:y2="5.925cm">
            <text:p/>
          </draw:line>
          <draw:line draw:style-name="gr3" draw:text-style-name="P1" draw:layer="layout" svg:x1="5.831cm" svg:y1="4.88cm" svg:x2="8.655cm" svg:y2="5.37cm">
            <text:p/>
          </draw:line>
          <draw:line draw:style-name="gr3" draw:text-style-name="P1" draw:layer="layout" svg:x1="10.914cm" svg:y1="7.822cm" svg:x2="9.156cm" svg:y2="9.025cm">
            <text:p/>
          </draw:line>
          <draw:line draw:style-name="gr3" draw:text-style-name="P1" draw:layer="layout" svg:x1="10.127cm" svg:y1="9.665cm" svg:x2="10.151cm" svg:y2="7.194cm">
            <text:p/>
          </draw:line>
          <draw:frame draw:style-name="gr6" draw:text-style-name="P3" draw:layer="layout" svg:width="1.345cm" svg:height="1.657cm" svg:x="8.14cm" svg:y="4.346cm">
            <draw:text-box>
              <text:p text:style-name="P2"><text:span text:style-name="T4">τ</text:span><text:span text:style-name="T3">zy</text:span></text:p>
            </draw:text-box>
          </draw:frame>
          <draw:frame draw:style-name="gr6" draw:text-style-name="P3" draw:layer="layout" svg:width="1.345cm" svg:height="1.657cm" svg:x="4.941cm" svg:y="5.047cm">
            <draw:text-box>
              <text:p text:style-name="P2"><text:span text:style-name="T4">τ</text:span><text:span text:style-name="T3">zx</text:span></text:p>
            </draw:text-box>
          </draw:frame>
          <draw:frame draw:style-name="gr6" draw:text-style-name="P3" draw:layer="layout" svg:width="1.345cm" svg:height="1.657cm" svg:x="4.942cm" svg:y="6.448cm">
            <draw:text-box>
              <text:p text:style-name="P2"><text:span text:style-name="T4">τ</text:span><text:span text:style-name="T3">xz</text:span></text:p>
            </draw:text-box>
          </draw:frame>
          <draw:frame draw:style-name="gr6" draw:text-style-name="P3" draw:layer="layout" svg:width="1.345cm" svg:height="1.657cm" svg:x="6.043cm" svg:y="9.049cm">
            <draw:text-box>
              <text:p text:style-name="P2"><text:span text:style-name="T4">τ</text:span><text:span text:style-name="T3">xy</text:span></text:p>
            </draw:text-box>
          </draw:frame>
          <draw:frame draw:style-name="gr6" draw:text-style-name="P3" draw:layer="layout" svg:width="1.345cm" svg:height="1.657cm" svg:x="8.744cm" svg:y="8.95cm">
            <draw:text-box>
              <text:p text:style-name="P2"><text:span text:style-name="T4">τ</text:span><text:span text:style-name="T3">yx</text:span></text:p>
            </draw:text-box>
          </draw:frame>
          <draw:frame draw:style-name="gr6" draw:text-style-name="P3" draw:layer="layout" svg:width="1.345cm" svg:height="1.657cm" svg:x="9.845cm" svg:y="6.151cm">
            <draw:text-box>
              <text:p text:style-name="P2"><text:span text:style-name="T4">τ</text:span><text:span text:style-name="T3">yz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129cm" fo:page-height="13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6T14:46:07.075368307</meta:creation-date>
    <dc:date>2017-02-28T22:14:02.648967636</dc:date>
    <meta:editing-duration>PT4M52S</meta:editing-duration>
    <meta:editing-cycles>2</meta:editing-cycles>
    <meta:generator>LibreOffice/5.3.0.3$Linux_X86_64 LibreOffice_project/30m0$Build-3</meta:generator>
    <meta:document-statistic meta:object-count="27"/>
  </office:meta>
</office:document-meta>
</file>